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1330880EFF20CCC9227.png" manifest:media-type="image/png"/>
  <manifest:file-entry manifest:full-path="Pictures/10000001000001D4000000FC88D62AA7D3D32EB5.png" manifest:media-type="image/png"/>
  <manifest:file-entry manifest:full-path="Pictures/100000010000018C000000D6A409D3B4E02B80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e9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<draw:frame draw:style-name="fr1" draw:name="Image1" text:anchor-type="char" svg:x="0.827cm" svg:y="0.196cm" svg:width="10.478cm" svg:height="5.662cm" draw:z-index="0"><draw:image xlink:href="Pictures/100000010000018C000000D6A409D3B4E02B809F.png" xlink:type="simple" xlink:show="embed" xlink:actuate="onLoad" draw:mime-type="image/png"/></draw:frame><text:s text:c="2"/></text:p>
      <text:p text:style-name="P1"><text:s text:c="4"/></text:p>
      <text:p text:style-name="Standard"/>
      <text:p text:style-name="Standard"><draw:frame draw:style-name="fr1" draw:name="Image2" text:anchor-type="char" svg:x="0.827cm" svg:y="6.265cm" svg:width="12.383cm" svg:height="6.668cm" draw:z-index="1"><draw:image xlink:href="Pictures/10000001000001D4000000FC88D62AA7D3D32EB5.png" xlink:type="simple" xlink:show="embed" xlink:actuate="onLoad" draw:mime-type="image/png"/></draw:frame><draw:frame draw:style-name="fr1" draw:name="Image3" text:anchor-type="char" svg:x="0.695cm" svg:y="16.219cm" svg:width="12.277cm" svg:height="8.123cm" draw:z-index="2"><draw:image xlink:href="Pictures/10000001000001D0000001330880EFF20CCC92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4:51:18.626304341</meta:creation-date>
    <dc:date>2024-03-26T14:55:56.016346832</dc:date>
    <meta:editing-duration>PT4M37S</meta:editing-duration>
    <meta:editing-cycles>1</meta:editing-cycles>
    <meta:document-statistic meta:table-count="0" meta:image-count="3" meta:object-count="0" meta:page-count="1" meta:paragraph-count="2" meta:word-count="0" meta:character-count="30" meta:non-whitespace-character-count="0"/>
    <meta:generator>LibreOffice/7.3.7.2$Linux_X86_64 LibreOffice_project/30$Build-2</meta:generator>
  </office:meta>
</office:document-meta>
</file>